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text-underline-style="solid" style:text-underline-width="auto" style:text-underline-color="font-color"/>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ab/>APLICANDO LA LEY DE FITTS AL DISEÑO DE INTERÍCIES DE MÓVILES:</text:p>
      <text:p text:style-name="P2">La ley de Fitts es básica para el diseño de experiencias de usuario en ordenadores de mesa y portátiles. Vamos a ver como se aplica en el diseño de dispositivos móviles.</text:p>
      <text:p text:style-name="P2">La ley de Fitts fue creada en 1954 por Paul Fitts e intenta modelar el acto de señalar un objetivo en un monitor:<text:tab/><text:tab/>origen<text:tab/><text:tab/>distancia</text:p>
      <text:p text:style-name="P2"><text:tab/><text:tab/>MT = <text:s/>a <text:s text:c="3"/>+<text:tab/>b*log(D/W + 1)</text:p>
      <text:p text:style-name="P2"><text:tab/>tiempo del<text:tab/><text:tab/>pendiente<text:tab/>anchura</text:p>
      <text:p text:style-name="P2"><text:tab/>movimiento<text:tab/><text:tab/><text:tab/><text:tab/>del objetivo</text:p>
      <text:p text:style-name="P2"/>
      <text:p text:style-name="P2">La idea básica es que en cuanto más lejos y pequeño es un objetivo, más difícil es para el usuario posarse sobre él correctamente.</text:p>
      <text:p text:style-name="P2">Al igual que la base de usuarios, la ley de Fitts también ha de tenerse en cuenta en todo momento en el mundo de las experiencias de usuario.</text:p>
      <text:p text:style-name="P2"/>
      <text:p text:style-name="P1">ORDENADORES DE SOBREMESA:</text:p>
      <text:p text:style-name="P1">Tamaño y distancia:</text:p>
      <text:p text:style-name="P2">El tamaño y la distancia siempre deben tenerse en cuenta al diseñar cualquier elemento de una interfaz de usuario con la que el usuario interactúe. También es importante tener en cuenta los elementos interactivos de riesgo que no se quiere que el usuario active. Éstos deben situarse lejos de los ítems usados con mucha frecuecia.</text:p>
      <text:p text:style-name="P2"/>
      <text:p text:style-name="P1">Bordes:</text:p>
      <text:p text:style-name="P1"><text:span text:style-name="T1"><text:tab/></text:span>Esquinas:<text:span text:style-name="T1">Puesto que el ratón se queda “atrapado” en los bordes de la pantalla, se puede <text:tab/>considerar que las esquinas tienen un ancho infinito. Por ello el usuario necesita mucha <text:tab/>menos precisión para alcanzarlas.</text:span></text:p>
      <text:p text:style-name="P1"><text:span text:style-name="T1"><text:tab/></text:span>Parte superior e inferior:<text:span text:style-name="T1"> No son tan fáciles de alcanzar como las esquinas porque sólo están <text:tab/>limitados verticalmente, pero siguen siendo de acceso más rápido que un punto en el medio <text:tab/>de la pantalla.</text:span></text:p>
      <text:p text:style-name="P2"/>
      <text:p text:style-name="P1">Menús:</text:p>
      <text:p text:style-name="P1"><text:span text:style-name="T1"><text:tab/></text:span>Menús emergentes (pop-up):<text:span text:style-name="T1"> Hacer aparecer menús en la localización del cursor reduce la <text:tab/>distancia de recorrido, por lo que se reduce el tiempo de movimiento.</text:span></text:p>
      <text:p text:style-name="P1"><text:span text:style-name="T1"><text:tab/></text:span>Pie-menus:<text:span text:style-name="T1"> crean mucha proximidad con el añadido de que los ítems están más cerca al <text:tab/>cursor. No se ven muchos por su dificultad de diseño.</text:span></text:p>
      <text:p text:style-name="P2"/>
      <text:p text:style-name="P1">LEY DE FITTS Y MÓVILES:</text:p>
      <text:p text:style-name="P2">Puesto que hay distintos tamaños y posiciones en las que sostener un móvil, hay que tratarlos por separado. A diferencia de los ordenadores, los dedos no tienen los bordes y esquinas limitados, sin embargo también suelen ser bastante usados.</text:p>
      <text:p text:style-name="P2"/>
      <text:p text:style-name="P1">Zonas de pulgares:</text:p>
      <text:p text:style-name="P1"><text:span text:style-name="T1">Hay que tener en cuanta que la ley de Fitts se aplica únicamente al rango de movimiento de nuestros pulgares. Cuando un objeto queda fuera de su alcance, se requiere un esfuerzo adicional con el que no cuenta la ley de Fitts, por lo que se añade una variable adicional que aumenta el tiempo de movimiento.</text:span></text:p>
      <text:p text:style-name="P1"><text:span text:style-name="T1"/></text:p>
      <text:p text:style-name="P1">TELÉFONOS:</text:p>
      <text:p text:style-name="P1">Orientación vertical:</text:p>
      <text:p text:style-name="P1"><text:span text:style-name="T1">El iPhone es del tamaño exacto para que el tamaño medio de pulgar llegue a toda la pantalla. Los menús los tiene en la parte baja porque el pulgar ya está en ese área debido al modo en que sujetamos el teléfono.</text:span></text:p>
      <text:p text:style-name="P1"><text:span text:style-name="T1">Los Android tienen los menús en la parte alta porque ya tienen los menús del SO en la parte baja.</text:span></text:p>
      <text:p text:style-name="P1"><text:soft-page-break/><text:span text:style-name="T1">Esto es así porque una de las deducciones de la Ley de Fitts es que hay que situar los objetivos de riesgo lejos de los objetivos más utilizados para ayudar a evitar errores al usuario. También hay trucos como el de “deslizar a la izquierda” que conllevan más tiempo y ayudan a evitar accionar accidentalmente acciones de riesgo.</text:span></text:p>
      <text:p text:style-name="P1"><text:span text:style-name="T1"/></text:p>
      <text:p text:style-name="P1">Orientación horizontal:</text:p>
      <text:p text:style-name="P1"><text:span text:style-name="T1">Los laterales de la pantalla pasan a ser más importantes puesto que, en esta posición, el usuario suele tener que usar ambas manos. Se puede disminuir el tiempo del usuario aplicando la ley de Fitts en dos áreas concurrentemente en vez de sucesivamente. El tiempo total de movimiento será el mismo, pero el del usuario será reducido.</text:span></text:p>
      <text:p text:style-name="P1"><text:span text:style-name="T1">El centro de la pantalla pasa a ser difícil de alcanzar, sobretodo las partes alta y baja. Por ello, estas áreas deberían reservarse para acciones poco usadas o de alto riesgo.</text:span></text:p>
      <text:p text:style-name="P1"><text:span text:style-name="T1"/></text:p>
      <text:p text:style-name="P1">TABLETS:</text:p>
      <text:p text:style-name="P1">Orientación vertical:</text:p>
      <text:p text:style-name="P1"><text:span text:style-name="T1">La mayoría sujeta las tablets por arriba, por lo que las esquinas superiores pasan a ser las zonas más importantes en las que posicionar los objetivos.</text:span></text:p>
      <text:p text:style-name="P1"><text:span text:style-name="T1">Sin embargo, también hay gente que las sujeta desde abajo, como por ejemplo cuando se va a escribir con el teclado separado en dos. Entonces las esquinas inferiores pasan a ser las importantes.</text:span></text:p>
      <text:p text:style-name="P1"><text:span text:style-name="T1"/></text:p>
      <text:p text:style-name="P1">Orientación horizontal:</text:p>
      <text:p text:style-name="P1"><text:span text:style-name="T1">Sujetarlas con una mano es más difícil, por lo que se suelen utilizar a dos manos. Puesto que uno de los lados suele tener botones de menú, ese lado tiene aún menos espacio para que el pulgar opere sobre la pantalla.</text:span></text:p>
      <text:p text:style-name="P1"><text:span text:style-name="T1"/></text:p>
      <text:p text:style-name="P1">Modo “docking”:</text:p>
      <text:p text:style-name="P1"><text:span text:style-name="T1">Por su tamaño, la gente suele usarlos en modo docking, que permite señalar con el dedo más que en los teléfonos. Por elloel diseño no está tan restringido a los pulgares y extiende la ley de Fitts a toda la pantalla.</text:span></text:p>
      <text:p text:style-name="P1"><text:span text:style-name="T1"/></text:p>
      <text:p text:style-name="P1"><text:span text:style-name="T1"/></text:p>
      <text:p text:style-name="P1">3.-<text:tab/>CUANDO NO HAY QUE USAR LA LEY DE FITTS PARA MEDIR LA UX:</text:p>
      <text:p text:style-name="P1"/>
      <text:p text:style-name="P1">1 LEY DE FITTS: CREAR OBJETIVOS MÁS GRANDES:</text:p>
      <text:p text:style-name="P1"><text:span text:style-name="T1">La afirmación más importante que se deriva de la ley de Fitts es que en cuanto más grande es un objetivo, más rápido es de adquirir.</text:span></text:p>
      <text:p text:style-name="P1"><text:span text:style-name="T1"/></text:p>
      <text:p text:style-name="P1"><text:tab/>BENEFICIOS:</text:p>
      <text:p text:style-name="P1"><text:span text:style-name="T1">Facilita la interacción y permite sacar más provecho a los píxeles de la interfaz. Pero hay que hacerlo bien, es decir, utilizar cada píxel disponible del objetivo como área clicable (no sólo texto).</text:span></text:p>
      <text:p text:style-name="P1"><text:tab/>INCONVENIENTES:</text:p>
      <text:p text:style-name="P1"><text:span text:style-name="T1">Pueden romper el equilibrio de la interfaz y dejar sin espacio en la pantalla. </text:span></text:p>
      <text:p text:style-name="P1"><text:span text:style-name="T1">Además, no hay que agrandar todos los objetivos porque su usabilidad no aumenta linealmente al tamaño del mismo.</text:span></text:p>
      <text:p text:style-name="P1"><text:span text:style-name="T1"/></text:p>
      <text:p text:style-name="P1"/>
      <text:p text:style-name="P1"/>
      <text:p text:style-name="P1"/>
      <text:p text:style-name="P1"/>
      <text:p text:style-name="P1"/>
      <text:p text:style-name="P1"/>
      <text:p text:style-name="P1"/>
      <text:p text:style-name="P1"><text:soft-page-break/>2 LEY DE FITTS: MINIMIZAR EL MOVIMIENTO DEL CURSOR:</text:p>
      <text:p text:style-name="P1"><text:span text:style-name="T1">También se deduce de la ley de Fitts que en cuanto más cerca esté un objetivo, más rápido es de alcanzar.</text:span></text:p>
      <text:p text:style-name="P1"><text:span text:style-name="T1"/></text:p>
      <text:p text:style-name="P1"><text:tab/>BENEFICIOS:</text:p>
      <text:p text:style-name="P1"><text:span text:style-name="T1">Acelera la interacción al reducir la distancia de movimiento del cursor.</text:span></text:p>
      <text:p text:style-name="P1"><text:span text:style-name="T1"/></text:p>
      <text:p text:style-name="P1"><text:tab/>INCONVENIENTES:</text:p>
      <text:p text:style-name="P1"><text:span text:style-name="T1">Crea conflicto con el principio “agrupar y separar las distintas funcionalidades o contenidos”, que otorga a la interfaz una estructura clara y consistente además de aumentar su detectabilidad.</text:span></text:p>
      <text:p text:style-name="P1"><text:span text:style-name="T1">Esto permite crear un mapa mental familiar sobre dónde hallar cierta información.</text:span></text:p>
      <text:p text:style-name="P1"><text:span text:style-name="T1"/></text:p>
      <text:p text:style-name="P1"><text:span text:style-name="T1">También crea conflicto con el principio “proveer una interfaz clara y ordenada”. Los menús desplegables son una forma visualmente elegante que ahorran espacio para clarificar y organizar el contenido.</text:span></text:p>
      <text:p text:style-name="P1"><text:span text:style-name="T1">La ley de Fitts no recomienda los desplegables porque aumentan la distancia a recorrer debido a que los objetivos no son directamente accesibles (línea recta).</text:span></text:p>
      <text:p text:style-name="P1"><text:span text:style-name="T1">Pero considerando los beneficios de los desplegables, una distancia mayor compensa.</text:span></text:p>
      <text:p text:style-name="P1"><text:span text:style-name="T1"/></text:p>
      <text:p text:style-name="P1"><text:span text:style-name="T1">Un tercer conflicto es el principio “construir interfícies que perdonen”. Fitts sugiere situar los elementos juntos para minimizar el movimiento del cursor y el espacio utilizado, pero esto puede hacer que los usuarios presionen accidentalmente el ítem equivocado.</text:span></text:p>
      <text:p text:style-name="P1"><text:span text:style-name="T1">Hay que tener en cuenta que los errores son menos severos cuando se tratan de funcionalidades de navegación y muy graves cuando se tratan de funcionalidades de compartir o edición.</text:span></text:p>
      <text:p text:style-name="P1"><text:span text:style-name="T1">Por ello hay que tomar precauciones para minimizar los errores y sus consecuencias. Un modo de hacerlo es con las entradas en dos pasos, que pese a ser menos usables, son más seguras ya que llevar a cabo ambas acciones consecutivamente por error es muy difícil.</text:span></text:p>
      <text:p text:style-name="P1"><text:span text:style-name="T1"/></text:p>
      <text:p text:style-name="P1"><text:span text:style-name="T1"/></text:p>
      <text:p text:style-name="P1">3 LEY DE FITTS: EVITAR LA TENSIÓN MUSCULAR:</text:p>
      <text:p text:style-name="P1"><text:span text:style-name="T1">El objetivo del índice de rendimiento de Fitts es cuantificar la capacidad de información del sistema motor del ser humano.</text:span></text:p>
      <text:p text:style-name="P1"><text:span text:style-name="T1"/></text:p>
      <text:p text:style-name="P1"><text:tab/>BENEFICIOS:</text:p>
      <text:p text:style-name="P1"><text:span text:style-name="T1">Al trabajar con dispositivos incómodos como las pantallas verticales, al mantener los brazos en alto, la tensión muscular puede llevar a errores al seleccionar o a tener que dejar la interacción. Por lo que, evitar las interacciones con técnicas agotadoras, facilita y prolonga la interacción con los dispositivos.</text:span></text:p>
      <text:p text:style-name="P1"><text:span text:style-name="T1"/></text:p>
      <text:p text:style-name="P1"><text:tab/>INCONVENIENTES:</text:p>
      <text:p text:style-name="P1"><text:span text:style-name="T1">Las entradas más difíciles de llevar a cabo pueden evitar los errores como ejecutar un comando accidentalmente. Éstas son más seguras pero tediosas, por lo que para equilibrar la seguridad y la usabilidad se reservan para los comandos peligrosos ejecutados con poca frecuencia.</text:span></text:p>
      <text:p text:style-name="P1"><text:span text:style-name="T1"/></text:p>
      <text:p text:style-name="P1"><text:span text:style-name="T1">Otra razón para implementar entradas difíciles es “sacar ventaja de los gestos naturales espacialmente eficaces”. Según el índice de rendimiento de Fitts, los gestos que precisan arrastrar requieren más tensión muscular, sin embargo aumentan la funcionalidad sin precisar controles UI.</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4 LEY DE FITTS: EXPLOTAR LOS PÍXELS PRINCIPALES:</text:p>
      <text:p text:style-name="P1"><text:span text:style-name="T1">Los píxeles principales son más fáciles de alcanzar que los demás (esquinas y bordes), sin embargo el píxel más rápido de alcanzar es siempre la posición actual del cursor.</text:span></text:p>
      <text:p text:style-name="P1"><text:span text:style-name="T1"/></text:p>
      <text:p text:style-name="P1"><text:tab/>BENEFICIOS:</text:p>
      <text:p text:style-name="P1"><text:span text:style-name="T1">No hay que mover el cursor. Hay dos tipos de menús contextuales: lineales y radiales</text:span></text:p>
      <text:p text:style-name="P1"><text:span text:style-name="T1">La ley de Fitts favorece a los radiales por dos motivos:</text:span></text:p>
      <text:p text:style-name="P1"><text:span text:style-name="T1"><text:tab/>-La forma acuñada ofrece destinos más grandes</text:span></text:p>
      <text:p text:style-name="P1"><text:span text:style-name="T1"><text:tab/>-La forma circular hace que todos los destinos estén a la misma distancia del cursor.</text:span></text:p>
      <text:p text:style-name="P1"><text:span text:style-name="T1"/></text:p>
      <text:p text:style-name="P1"><text:tab/>INCONVENIENTES:</text:p>
      <text:p text:style-name="P1"><text:span text:style-name="T1">Los menús contextuales radiales tienen la desventaja de que cuando el número de entradas crece, la forma circular hace que los destinos <text:tab/>empequeñezcan con rapidez. Hay varias soluciones:</text:span></text:p>
      <text:p text:style-name="P1"><text:span text:style-name="T1"><text:tab/>-Eliminando las opciones redundantes (Ley de Hick).</text:span></text:p>
      <text:p text:style-name="P1"><text:span text:style-name="T1"><text:tab/>-Crear sub-menús, pero esto atesta la pantalla.</text:span></text:p>
      <text:p text:style-name="P1"><text:span text:style-name="T1">Los menús lineares expresan más fácilmente las jerarquías.</text:span></text:p>
      <text:p text:style-name="P1"><text:span text:style-name="T1">Además, los menús circulares ocupan más espacio, y esto tiene dos problemas:</text:span></text:p>
      <text:p text:style-name="P1"><text:span text:style-name="T1"><text:tab/>-Pueden tapar los ítems seleccionados</text:span></text:p>
      <text:p text:style-name="P1"><text:span text:style-name="T1"><text:tab/>-Pueden aparecer alejados del cursor cuando se accionen cerca de un lateral.</text:span></text:p>
      <text:p text:style-name="P1"><text:span text:style-name="T1"/></text:p>
      <text:p text:style-name="P1"><text:span text:style-name="T1">Resumiendo, habría que escoger un menú lineal si:</text:span></text:p>
      <text:p text:style-name="P1"><text:span text:style-name="T1"><text:tab/>-Hay que integrar muchas opciones</text:span></text:p>
      <text:p text:style-name="P1"><text:span text:style-name="T1"><text:tab/>-Hay que trabajar con sub-menús</text:span></text:p>
      <text:p text:style-name="P1"><text:span text:style-name="T1"><text:tab/>-Se quiere agrupar y clasificar entradas de menús</text:span></text:p>
      <text:p text:style-name="P1"><text:span text:style-name="T1"><text:tab/>-La capacidad real de la pantalla es crítica</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meta:initial-creator>
    <meta:creation-date>2014-06-17T00:56:38</meta:creation-date>
    <dc:date>2014-06-18T01:13:31</dc:date>
    <dc:creator>Gabriel </dc:creator>
    <meta:editing-duration>PT10H13M33S</meta:editing-duration>
    <meta:editing-cycles>24</meta:editing-cycles>
    <meta:generator>LibreOffice/3.5$Linux_x86 LibreOffice_project/350m1$Build-2</meta:generator>
    <meta:document-statistic meta:table-count="0" meta:image-count="0" meta:object-count="0" meta:page-count="4" meta:paragraph-count="85" meta:word-count="1516" meta:character-count="9120" meta:non-whitespace-character-count="7645"/>
  </office:meta>
</office:document-meta>
</file>